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start-width="0cm" draw:marker-end="Arrow" draw:marker-end-width="0.1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 style:protect="size"/>
    </style:style>
    <style:style style:name="gr4" style:family="graphic" style:parent-style-name="standard">
      <style:graphic-properties draw:fill-color="#b80047" draw:textarea-horizontal-align="center" draw:textarea-vertical-align="middle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5cm" fo:min-width="0.85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5cm" fo:min-width="1.954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1.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Verdana" style:font-family-generic="swiss" style:font-pitch="variable" fo:font-size="6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family="Verdana" style:font-family-generic="swiss" style:font-pitch="variable" fo:font-size="6pt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font-family="Verdana" style:font-family-generic="swiss" style:font-pitch="variable" fo:font-size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rect draw:style-name="gr1" draw:text-style-name="P2" draw:layer="layout" svg:width="1.47cm" svg:height="0.363cm" svg:x="2.557cm" svg:y="0.403cm">
          <text:p text:style-name="P1"><text:span text:style-name="T1">Video chip</text:span></text:p>
        </draw:rect>
        <draw:rect draw:style-name="gr1" draw:text-style-name="P2" draw:layer="layout" svg:width="1.08cm" svg:height="0.363cm" svg:x="5.116cm" svg:y="0.403cm">
          <text:p text:style-name="P1"><text:span text:style-name="T1">IO chip</text:span></text:p>
        </draw:rect>
        <draw:rect draw:style-name="gr1" draw:text-style-name="P2" draw:layer="layout" svg:width="1.385cm" svg:height="0.363cm" svg:x="0.851cm" svg:y="0.403cm">
          <text:p text:style-name="P1"><text:span text:style-name="T1">Sound chip</text:span></text:p>
        </draw:rect>
        <draw:line draw:style-name="gr2" draw:text-style-name="P3" draw:layer="layout" svg:x1="1.089cm" svg:y1="1.1cm" svg:x2="1.09cm" svg:y2="0.766cm">
          <text:p text:style-name="P4"/>
        </draw:line>
        <draw:rect draw:style-name="gr3" draw:text-style-name="P3" draw:layer="layout" svg:width="0.1cm" svg:height="0.1cm" svg:x="7.138cm" svg:y="1.1cm">
          <text:p text:style-name="P4"/>
        </draw:rect>
        <draw:rect draw:style-name="gr3" draw:text-style-name="P3" draw:layer="layout" svg:width="0.1cm" svg:height="0.1cm" svg:x="7.038cm" svg:y="1.1cm">
          <text:p text:style-name="P4"/>
        </draw:rect>
        <draw:rect draw:style-name="gr3" draw:text-style-name="P3" draw:layer="layout" svg:width="0.1cm" svg:height="0.1cm" svg:x="6.938cm" svg:y="1.1cm">
          <text:p text:style-name="P4"/>
        </draw:rect>
        <draw:rect draw:style-name="gr3" draw:text-style-name="P3" draw:layer="layout" svg:width="0.1cm" svg:height="0.1cm" svg:x="6.838cm" svg:y="1.1cm">
          <text:p text:style-name="P4"/>
        </draw:rect>
        <draw:rect draw:style-name="gr3" draw:text-style-name="P3" draw:layer="layout" svg:width="0.1cm" svg:height="0.1cm" svg:x="6.738cm" svg:y="1.1cm">
          <text:p text:style-name="P4"/>
        </draw:rect>
        <draw:rect draw:style-name="gr3" draw:text-style-name="P3" draw:layer="layout" svg:width="0.1cm" svg:height="0.1cm" svg:x="0.538cm" svg:y="1.1cm">
          <text:p text:style-name="P4"/>
        </draw:rect>
        <draw:rect draw:style-name="gr3" draw:text-style-name="P3" draw:layer="layout" svg:width="0.1cm" svg:height="0.1cm" svg:x="6.638cm" svg:y="1.1cm">
          <text:p text:style-name="P4"/>
        </draw:rect>
        <draw:rect draw:style-name="gr3" draw:text-style-name="P3" draw:layer="layout" svg:width="0.1cm" svg:height="0.1cm" svg:x="6.538cm" svg:y="1.1cm">
          <text:p text:style-name="P4"/>
        </draw:rect>
        <draw:rect draw:style-name="gr3" draw:text-style-name="P3" draw:layer="layout" svg:width="0.1cm" svg:height="0.1cm" svg:x="6.438cm" svg:y="1.1cm">
          <text:p text:style-name="P4"/>
        </draw:rect>
        <draw:rect draw:style-name="gr3" draw:text-style-name="P3" draw:layer="layout" svg:width="0.1cm" svg:height="0.1cm" svg:x="6.338cm" svg:y="1.1cm">
          <text:p text:style-name="P4"/>
        </draw:rect>
        <draw:rect draw:style-name="gr3" draw:text-style-name="P3" draw:layer="layout" svg:width="0.1cm" svg:height="0.1cm" svg:x="6.238cm" svg:y="1.1cm">
          <text:p text:style-name="P4"/>
        </draw:rect>
        <draw:rect draw:style-name="gr3" draw:text-style-name="P3" draw:layer="layout" svg:width="0.1cm" svg:height="0.1cm" svg:x="6.138cm" svg:y="1.1cm">
          <text:p text:style-name="P4"/>
        </draw:rect>
        <draw:rect draw:style-name="gr3" draw:text-style-name="P3" draw:layer="layout" svg:width="0.1cm" svg:height="0.1cm" svg:x="6.038cm" svg:y="1.1cm">
          <text:p text:style-name="P4"/>
        </draw:rect>
        <draw:rect draw:style-name="gr3" draw:text-style-name="P3" draw:layer="layout" svg:width="0.1cm" svg:height="0.1cm" svg:x="5.938cm" svg:y="1.1cm">
          <text:p text:style-name="P4"/>
        </draw:rect>
        <draw:rect draw:style-name="gr3" draw:text-style-name="P3" draw:layer="layout" svg:width="0.1cm" svg:height="0.1cm" svg:x="5.838cm" svg:y="1.1cm">
          <text:p text:style-name="P4"/>
        </draw:rect>
        <draw:rect draw:style-name="gr3" draw:text-style-name="P3" draw:layer="layout" svg:width="0.1cm" svg:height="0.1cm" svg:x="4.538cm" svg:y="1.1cm">
          <text:p text:style-name="P4"/>
        </draw:rect>
        <draw:rect draw:style-name="gr3" draw:text-style-name="P3" draw:layer="layout" svg:width="0.1cm" svg:height="0.1cm" svg:x="4.338cm" svg:y="1.1cm">
          <text:p text:style-name="P4"/>
        </draw:rect>
        <draw:rect draw:style-name="gr3" draw:text-style-name="P3" draw:layer="layout" svg:width="0.1cm" svg:height="0.1cm" svg:x="4.038cm" svg:y="1.1cm">
          <text:p text:style-name="P4"/>
        </draw:rect>
        <draw:rect draw:style-name="gr3" draw:text-style-name="P3" draw:layer="layout" svg:width="0.1cm" svg:height="0.1cm" svg:x="3.538cm" svg:y="1.1cm">
          <text:p text:style-name="P4"/>
        </draw:rect>
        <draw:rect draw:style-name="gr3" draw:text-style-name="P3" draw:layer="layout" svg:width="0.1cm" svg:height="0.1cm" svg:x="3.338cm" svg:y="1.1cm">
          <text:p text:style-name="P4"/>
        </draw:rect>
        <draw:rect draw:style-name="gr3" draw:text-style-name="P3" draw:layer="layout" svg:width="0.1cm" svg:height="0.1cm" svg:x="3.138cm" svg:y="1.1cm">
          <text:p text:style-name="P4"/>
        </draw:rect>
        <draw:rect draw:style-name="gr4" draw:text-style-name="P3" draw:layer="layout" svg:width="0.1cm" svg:height="0.1cm" svg:x="3.038cm" svg:y="1.1cm">
          <text:p text:style-name="P4"/>
        </draw:rect>
        <draw:rect draw:style-name="gr4" draw:text-style-name="P3" draw:layer="layout" svg:width="0.1cm" svg:height="0.1cm" svg:x="2.838cm" svg:y="1.1cm">
          <text:p text:style-name="P4"/>
        </draw:rect>
        <draw:rect draw:style-name="gr3" draw:text-style-name="P3" draw:layer="layout" svg:width="0.1cm" svg:height="0.1cm" svg:x="2.638cm" svg:y="1.1cm">
          <text:p text:style-name="P4"/>
        </draw:rect>
        <draw:rect draw:style-name="gr3" draw:text-style-name="P3" draw:layer="layout" svg:width="0.1cm" svg:height="0.1cm" svg:x="2.338cm" svg:y="1.1cm">
          <text:p text:style-name="P4"/>
        </draw:rect>
        <draw:rect draw:style-name="gr3" draw:text-style-name="P3" draw:layer="layout" svg:width="0.1cm" svg:height="0.1cm" svg:x="2.138cm" svg:y="1.1cm">
          <text:p text:style-name="P4"/>
        </draw:rect>
        <draw:rect draw:style-name="gr3" draw:text-style-name="P3" draw:layer="layout" svg:width="0.1cm" svg:height="0.1cm" svg:x="1.938cm" svg:y="1.1cm">
          <text:p text:style-name="P4"/>
        </draw:rect>
        <draw:rect draw:style-name="gr3" draw:text-style-name="P3" draw:layer="layout" svg:width="0.1cm" svg:height="0.1cm" svg:x="1.738cm" svg:y="1.1cm">
          <text:p text:style-name="P4"/>
        </draw:rect>
        <draw:rect draw:style-name="gr3" draw:text-style-name="P3" draw:layer="layout" svg:width="0.1cm" svg:height="0.1cm" svg:x="1.638cm" svg:y="1.1cm">
          <text:p text:style-name="P4"/>
        </draw:rect>
        <draw:rect draw:style-name="gr3" draw:text-style-name="P3" draw:layer="layout" svg:width="0.1cm" svg:height="0.1cm" svg:x="1.238cm" svg:y="1.1cm">
          <text:p text:style-name="P4"/>
        </draw:rect>
        <draw:rect draw:style-name="gr4" draw:text-style-name="P3" draw:layer="layout" svg:width="0.1cm" svg:height="0.1cm" svg:x="1.138cm" svg:y="1.1cm">
          <text:p text:style-name="P4"/>
        </draw:rect>
        <draw:rect draw:style-name="gr4" draw:text-style-name="P3" draw:layer="layout" svg:width="0.1cm" svg:height="0.1cm" svg:x="1.038cm" svg:y="1.1cm">
          <text:p text:style-name="P4"/>
        </draw:rect>
        <draw:rect draw:style-name="gr3" draw:text-style-name="P3" draw:layer="layout" svg:width="0.1cm" svg:height="0.1cm" svg:x="0.938cm" svg:y="1.1cm">
          <text:p text:style-name="P4"/>
        </draw:rect>
        <draw:rect draw:style-name="gr3" draw:text-style-name="P3" draw:layer="layout" svg:width="0.1cm" svg:height="0.1cm" svg:x="3.838cm" svg:y="1.1cm">
          <text:p text:style-name="P4"/>
        </draw:rect>
        <draw:rect draw:style-name="gr3" draw:text-style-name="P3" draw:layer="layout" svg:width="0.1cm" svg:height="0.1cm" svg:x="3.938cm" svg:y="1.1cm">
          <text:p text:style-name="P4"/>
        </draw:rect>
        <draw:rect draw:style-name="gr3" draw:text-style-name="P3" draw:layer="layout" svg:width="0.1cm" svg:height="0.1cm" svg:x="0.738cm" svg:y="1.1cm">
          <text:p text:style-name="P4"/>
        </draw:rect>
        <draw:rect draw:style-name="gr3" draw:text-style-name="P3" draw:layer="layout" svg:width="0.1cm" svg:height="0.1cm" svg:x="0.638cm" svg:y="1.1cm">
          <text:p text:style-name="P4"/>
        </draw:rect>
        <draw:rect draw:style-name="gr3" draw:text-style-name="P3" draw:layer="layout" svg:width="0.1cm" svg:height="0.1cm" svg:x="3.738cm" svg:y="1.1cm">
          <text:p text:style-name="P4"/>
        </draw:rect>
        <draw:rect draw:style-name="gr3" draw:text-style-name="P3" draw:layer="layout" svg:width="0.1cm" svg:height="0.1cm" svg:x="0.838cm" svg:y="1.1cm">
          <text:p text:style-name="P4"/>
        </draw:rect>
        <draw:rect draw:style-name="gr3" draw:text-style-name="P3" draw:layer="layout" svg:width="0.1cm" svg:height="0.1cm" svg:x="3.638cm" svg:y="1.1cm">
          <text:p text:style-name="P4"/>
        </draw:rect>
        <draw:rect draw:style-name="gr3" draw:text-style-name="P3" draw:layer="layout" svg:width="0.1cm" svg:height="0.1cm" svg:x="3.438cm" svg:y="1.1cm">
          <text:p text:style-name="P4"/>
        </draw:rect>
        <draw:rect draw:style-name="gr3" draw:text-style-name="P3" draw:layer="layout" svg:width="0.1cm" svg:height="0.1cm" svg:x="1.338cm" svg:y="1.1cm">
          <text:p text:style-name="P4"/>
        </draw:rect>
        <draw:rect draw:style-name="gr3" draw:text-style-name="P3" draw:layer="layout" svg:width="0.1cm" svg:height="0.1cm" svg:x="3.238cm" svg:y="1.1cm">
          <text:p text:style-name="P4"/>
        </draw:rect>
        <draw:rect draw:style-name="gr4" draw:text-style-name="P3" draw:layer="layout" svg:width="0.1cm" svg:height="0.1cm" svg:x="2.938cm" svg:y="1.1cm">
          <text:p text:style-name="P4"/>
        </draw:rect>
        <draw:rect draw:style-name="gr3" draw:text-style-name="P3" draw:layer="layout" svg:width="0.1cm" svg:height="0.1cm" svg:x="1.438cm" svg:y="1.1cm">
          <text:p text:style-name="P4"/>
        </draw:rect>
        <draw:rect draw:style-name="gr3" draw:text-style-name="P3" draw:layer="layout" svg:width="0.1cm" svg:height="0.1cm" svg:x="1.538cm" svg:y="1.1cm">
          <text:p text:style-name="P4"/>
        </draw:rect>
        <draw:rect draw:style-name="gr4" draw:text-style-name="P3" draw:layer="layout" svg:width="0.1cm" svg:height="0.1cm" svg:x="2.738cm" svg:y="1.1cm">
          <text:p text:style-name="P4"/>
        </draw:rect>
        <draw:rect draw:style-name="gr3" draw:text-style-name="P3" draw:layer="layout" svg:width="0.1cm" svg:height="0.1cm" svg:x="2.238cm" svg:y="1.1cm">
          <text:p text:style-name="P4"/>
        </draw:rect>
        <draw:rect draw:style-name="gr3" draw:text-style-name="P3" draw:layer="layout" svg:width="0.1cm" svg:height="0.1cm" svg:x="2.038cm" svg:y="1.1cm">
          <text:p text:style-name="P4"/>
        </draw:rect>
        <draw:rect draw:style-name="gr3" draw:text-style-name="P3" draw:layer="layout" svg:width="0.1cm" svg:height="0.1cm" svg:x="1.838cm" svg:y="1.1cm">
          <text:p text:style-name="P4"/>
        </draw:rect>
        <draw:rect draw:style-name="gr3" draw:text-style-name="P3" draw:layer="layout" svg:width="0.1cm" svg:height="0.1cm" svg:x="2.438cm" svg:y="1.1cm">
          <text:p text:style-name="P4"/>
        </draw:rect>
        <draw:rect draw:style-name="gr3" draw:text-style-name="P3" draw:layer="layout" svg:width="0.1cm" svg:height="0.1cm" svg:x="2.538cm" svg:y="1.1cm">
          <text:p text:style-name="P4"/>
        </draw:rect>
        <draw:rect draw:style-name="gr3" draw:text-style-name="P3" draw:layer="layout" svg:width="0.1cm" svg:height="0.1cm" svg:x="4.138cm" svg:y="1.1cm">
          <text:p text:style-name="P4"/>
        </draw:rect>
        <draw:rect draw:style-name="gr3" draw:text-style-name="P3" draw:layer="layout" svg:width="0.1cm" svg:height="0.1cm" svg:x="5.738cm" svg:y="1.1cm">
          <text:p text:style-name="P4"/>
        </draw:rect>
        <draw:rect draw:style-name="gr3" draw:text-style-name="P3" draw:layer="layout" svg:width="0.1cm" svg:height="0.1cm" svg:x="5.638cm" svg:y="1.1cm">
          <text:p text:style-name="P4"/>
        </draw:rect>
        <draw:rect draw:style-name="gr3" draw:text-style-name="P3" draw:layer="layout" svg:width="0.1cm" svg:height="0.1cm" svg:x="4.238cm" svg:y="1.1cm">
          <text:p text:style-name="P4"/>
        </draw:rect>
        <draw:rect draw:style-name="gr3" draw:text-style-name="P3" draw:layer="layout" svg:width="0.1cm" svg:height="0.1cm" svg:x="5.538cm" svg:y="1.1cm">
          <text:p text:style-name="P4"/>
        </draw:rect>
        <draw:rect draw:style-name="gr4" draw:text-style-name="P3" draw:layer="layout" svg:width="0.1cm" svg:height="0.1cm" svg:x="5.438cm" svg:y="1.1cm">
          <text:p text:style-name="P4"/>
        </draw:rect>
        <draw:rect draw:style-name="gr3" draw:text-style-name="P3" draw:layer="layout" svg:width="0.1cm" svg:height="0.1cm" svg:x="4.438cm" svg:y="1.1cm">
          <text:p text:style-name="P4"/>
        </draw:rect>
        <draw:rect draw:style-name="gr4" draw:text-style-name="P3" draw:layer="layout" svg:width="0.1cm" svg:height="0.1cm" svg:x="5.338cm" svg:y="1.1cm">
          <text:p text:style-name="P4"/>
        </draw:rect>
        <draw:rect draw:style-name="gr4" draw:text-style-name="P3" draw:layer="layout" svg:width="0.1cm" svg:height="0.1cm" svg:x="5.238cm" svg:y="1.1cm">
          <text:p text:style-name="P4"/>
        </draw:rect>
        <draw:rect draw:style-name="gr3" draw:text-style-name="P3" draw:layer="layout" svg:width="0.1cm" svg:height="0.1cm" svg:x="4.638cm" svg:y="1.1cm">
          <text:p text:style-name="P4"/>
        </draw:rect>
        <draw:rect draw:style-name="gr3" draw:text-style-name="P3" draw:layer="layout" svg:width="0.1cm" svg:height="0.1cm" svg:x="4.738cm" svg:y="1.1cm">
          <text:p text:style-name="P4"/>
        </draw:rect>
        <draw:rect draw:style-name="gr3" draw:text-style-name="P3" draw:layer="layout" svg:width="0.1cm" svg:height="0.1cm" svg:x="5.138cm" svg:y="1.1cm">
          <text:p text:style-name="P4"/>
        </draw:rect>
        <draw:rect draw:style-name="gr3" draw:text-style-name="P3" draw:layer="layout" svg:width="0.1cm" svg:height="0.1cm" svg:x="5.038cm" svg:y="1.1cm">
          <text:p text:style-name="P4"/>
        </draw:rect>
        <draw:rect draw:style-name="gr3" draw:text-style-name="P3" draw:layer="layout" svg:width="0.1cm" svg:height="0.1cm" svg:x="4.938cm" svg:y="1.1cm">
          <text:p text:style-name="P4"/>
        </draw:rect>
        <draw:rect draw:style-name="gr3" draw:text-style-name="P3" draw:layer="layout" svg:width="0.1cm" svg:height="0.1cm" svg:x="4.838cm" svg:y="1.1cm">
          <text:p text:style-name="P4"/>
        </draw:rect>
        <draw:line draw:style-name="gr2" draw:text-style-name="P3" draw:layer="layout" svg:x1="1.183cm" svg:y1="1.1cm" svg:x2="1.184cm" svg:y2="0.766cm">
          <text:p text:style-name="P4"/>
        </draw:line>
        <draw:line draw:style-name="gr2" draw:text-style-name="P3" draw:layer="layout" svg:x1="2.785cm" svg:y1="1.1cm" svg:x2="2.786cm" svg:y2="0.766cm">
          <text:p text:style-name="P4"/>
        </draw:line>
        <draw:line draw:style-name="gr2" draw:text-style-name="P3" draw:layer="layout" svg:x1="2.884cm" svg:y1="1.1cm" svg:x2="2.885cm" svg:y2="0.766cm">
          <text:p text:style-name="P4"/>
        </draw:line>
        <draw:line draw:style-name="gr2" draw:text-style-name="P3" draw:layer="layout" svg:x1="2.986cm" svg:y1="1.1cm" svg:x2="2.987cm" svg:y2="0.766cm">
          <text:p text:style-name="P4"/>
        </draw:line>
        <draw:line draw:style-name="gr2" draw:text-style-name="P3" draw:layer="layout" svg:x1="5.281cm" svg:y1="1.1cm" svg:x2="5.282cm" svg:y2="0.766cm">
          <text:p text:style-name="P4"/>
        </draw:line>
        <draw:line draw:style-name="gr2" draw:text-style-name="P3" draw:layer="layout" svg:x1="5.386cm" svg:y1="1.1cm" svg:x2="5.387cm" svg:y2="0.766cm">
          <text:p text:style-name="P4"/>
        </draw:line>
        <draw:line draw:style-name="gr2" draw:text-style-name="P3" draw:layer="layout" svg:x1="5.483cm" svg:y1="1.1cm" svg:x2="5.484cm" svg:y2="0.766cm">
          <text:p text:style-name="P4"/>
        </draw:line>
        <draw:line draw:style-name="gr2" draw:text-style-name="P3" draw:layer="layout" svg:x1="3.083cm" svg:y1="1.1cm" svg:x2="3.084cm" svg:y2="0.766cm">
          <text:p text:style-name="P4"/>
        </draw:line>
        <draw:frame draw:style-name="gr5" draw:text-style-name="P5" draw:layer="layout" svg:width="0.857cm" svg:height="0.255cm" svg:x="6.381cm" svg:y="1.2cm">
          <draw:text-box>
            <text:p text:style-name="P4"><text:span text:style-name="T1">Memory</text:span></text:p>
          </draw:text-box>
        </draw:frame>
        <draw:line draw:style-name="gr2" draw:text-style-name="P3" draw:layer="layout" svg:x1="4.976cm" svg:y1="1.516cm" svg:x2="5.239cm" svg:y2="1.2cm">
          <text:p text:style-name="P4"/>
        </draw:line>
        <draw:frame draw:style-name="gr6" draw:text-style-name="P5" draw:layer="layout" svg:width="1.954cm" svg:height="0.255cm" svg:x="3.022cm" svg:y="1.392cm">
          <draw:text-box>
            <text:p text:style-name="P4"><text:span text:style-name="T1">Chip base address</text:span></text:p>
          </draw:text-box>
        </draw:frame>
        <presentation:notes draw:style-name="dp2">
          <draw:page-thumbnail draw:style-name="gr7" draw:layer="layout" svg:width="13.705cm" svg:height="10.279cm" svg:x="3.647cm" svg:y="2.853cm" draw:page-number="1" presentation:class="page"/>
          <draw:frame presentation:style-name="pr1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8cm" fo:page-height="2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1.564cm" svg:height="2.89cm" svg:x="2cm" svg:y="4.304cm" draw:page-number="1"/>
      <draw:page-thumbnail draw:layer="backgroundobjects" svg:width="11.564cm" svg:height="2.89cm" svg:x="16.135cm" svg:y="4.304cm"/>
      <draw:page-thumbnail draw:layer="backgroundobjects" svg:width="11.564cm" svg:height="2.89cm" svg:x="2cm" svg:y="13.804cm"/>
      <draw:page-thumbnail draw:layer="backgroundobjects" svg:width="11.564cm" svg:height="2.89cm" svg:x="16.135cm" svg:y="13.804cm"/>
    </style:handout-master>
    <style:master-page style:name="Standard" style:page-layout-name="PM1" draw:style-name="dp1">
      <draw:frame presentation:style-name="Standard-title" draw:layer="backgroundobjects" svg:width="6.832cm" svg:height="0.334cm" svg:x="0.588cm" svg:y="0.166cm" presentation:class="title" presentation:placeholder="true">
        <draw:text-box/>
      </draw:frame>
      <draw:frame presentation:style-name="Standard-outline1" draw:layer="backgroundobjects" svg:width="6.832cm" svg:height="1.262cm" svg:x="0.588cm" svg:y="0.556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Michael Binz</meta:initial-creator>
    <meta:creation-date>2005-07-13T14:44:51</meta:creation-date>
    <dc:creator>Michael Binz</dc:creator>
    <dc:date>2005-07-13T16:02:12</dc:date>
    <dc:language>de-DE</dc:language>
    <meta:editing-cycles>19</meta:editing-cycles>
    <meta:editing-duration>PT52M7S</meta:editing-duration>
    <meta:user-defined meta:name="Info 1"/>
    <meta:user-defined meta:name="Info 2"/>
    <meta:user-defined meta:name="Info 3"/>
    <meta:user-defined meta:name="Info 4"/>
    <meta:document-statistic meta:object-count="92"/>
  </office:meta>
</office:document-meta>
</file>